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39261"/>
    </style:style>
    <style:style style:name="P2" style:family="paragraph" style:parent-style-name="Standard">
      <style:text-properties officeooo:paragraph-rsid="0016c753"/>
    </style:style>
    <style:style style:name="P3" style:family="paragraph" style:parent-style-name="Standard">
      <style:text-properties officeooo:paragraph-rsid="0019cda5"/>
    </style:style>
    <style:style style:name="P4" style:family="paragraph" style:parent-style-name="Standard">
      <style:text-properties officeooo:paragraph-rsid="001392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text:p>
      <text:p text:style-name="P2"><text:tab/>su into root</text:p>
      <text:p text:style-name="P2"><text:tab/>type “mknod /dev/asciimap c 248 0” into terminal before the first run</text:p>
      <text:p text:style-name="P2"><text:tab/>Use Makefile by typing “make” into the terminal when in the relevant project folder.</text:p>
      <text:p text:style-name="P2"><text:tab/>Type “make register” to register the driver </text:p>
      <text:p text:style-name="P2"><text:tab/>call “./mapdriver-test” to run main.c to test the read, write, and lseek commands</text:p>
      <text:p text:style-name="P2"/>
      <text:p text:style-name="P2"><text:tab/>To Run the server and client:</text:p>
      <text:p text:style-name="P2"><text:tab/>su into root</text:p>
      <text:p text:style-name="P3"><text:tab/>type “mknod /dev/asciimap c 248 0” into terminal before the first run</text:p>
      <text:p text:style-name="P3"><text:tab/>in the driver folder, use Makefile by typing “make” into the terminal when in the relevant <text:tab/><text:tab/><text:tab/>project folder.</text:p>
      <text:p text:style-name="P3"><text:tab/>Type “make register” to register the driver </text:p>
      <text:p text:style-name="P1"><text:tab/>cd out of the driver folder and into the Sockets folder</text:p>
      <text:p text:style-name="P1"><text:tab/>type make</text:p>
      <text:p text:style-name="P1"><text:tab/>open a new tab and type ./server</text:p>
      <text:p text:style-name="P1"><text:tab/>in the original tab, type make test</text:p>
      <text:p text:style-name="P1"><text:tab/>input message in format M~W~H <text:s text:c="2"/>where W is width and H is height</text:p>
      <text:p text:style-name="P1"><text:tab/></text:p>
      <text:p text:style-name="P1">Bugs:</text:p>
      <text:p text:style-name="P1"><text:tab/>ioctl() in section 7 is having issues.</text:p>
      <text:p text:style-name="P1"><text:tab/>Server and client do not communicate properly</text:p>
      <text:p text:style-name="P1"><text:tab/>there was no way to test the code we have because the server and client do not communicate</text:p>
      <text:p text:style-name="P1"><text:tab/><text:tab/>if we could test it, the server and client would send structs back and forth</text:p>
      <text:p text:style-name="P1"><text:tab/><text:tab/>the client would fork itself and be able to send a K message to the server to remove </text:p>
      <text:p text:style-name="P1"><text:tab/><text:tab/>the initial from the map and replace it with a space. </text:p>
      <text:p text:style-name="P1"><text:tab/><text:tab/>When the whole map is gone, the server would reset the map and the clients connected would exit</text:p>
      <text:p text:style-name="P1"><text:tab/></text:p>
      <text:p text:style-name="P1"/>
      <text:p text:style-name="P1">Team Members Names:</text:p>
      <text:p text:style-name="P1"><text:tab/>Eric Nicholson</text:p>
      <text:p text:style-name="P1"><text:tab/>Gabby Kenney</text:p>
      <text:p text:style-name="P1"><text:tab/>Mary Scheyder</text:p>
      <text:p text:style-name="P1"><text:tab/>Andrew Milsap</text:p>
      <text:p text:style-name="P1"/>
      <text:p text:style-name="P1">Special Features:</text:p>
      <text:p text:style-name="P1"><text:tab/>The dimensions of the map can be changed by changing the 'width' and 'height' variables in main.c. When printing the map with printMap(), any null characters that fall within the map boundaries will be replaced with a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230 </meta:initial-creator>
    <meta:creation-date>2015-11-16T18:44:30.351816053</meta:creation-date>
    <meta:generator>LibreOffice/4.0.4.2$Linux_X86_64 LibreOffice_project/400m0$Build-2</meta:generator>
    <dc:date>2015-12-14T23:48:15</dc:date>
    <meta:editing-duration>P0D</meta:editing-duration>
    <meta:editing-cycles>6</meta:editing-cycles>
    <dc:creator>Mary </dc:creator>
    <meta:document-statistic meta:table-count="0" meta:image-count="0" meta:object-count="0" meta:page-count="1" meta:paragraph-count="33" meta:word-count="283" meta:character-count="1593" meta:non-whitespace-character-count="1298"/>
  </office:meta>
</office:document-meta>
</file>